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haroni" svg:font-family="Aharoni" style:font-pitch="variable"/>
    <style:font-face style:name="Microsoft Uighur" svg:font-family="'Microsoft Uighur'" style:font-pitch="variable"/>
    <style:font-face style:name="Adobe Caslon Pro" svg:font-family="'Adobe Caslon Pro'" style:font-family-generic="roman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ndy" svg:font-family="Andy" style:font-family-generic="script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Myriad Pro" svg:font-family="'Myriad Pro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50%"/>
      <style:text-properties style:text-position="0% 100%"/>
    </style:style>
    <style:style style:name="P3" style:family="paragraph" style:parent-style-name="Standard">
      <style:paragraph-properties fo:line-height="150%" fo:text-align="start" style:justify-single-word="false"/>
      <style:text-properties style:text-position="0% 100%"/>
    </style:style>
    <style:style style:name="P4" style:family="paragraph" style:parent-style-name="Standard">
      <style:paragraph-properties fo:line-height="150%" fo:text-align="center" style:justify-single-word="false"/>
      <style:text-properties style:font-name="Adobe Caslon Pro"/>
    </style:style>
    <style:style style:name="P5" style:family="paragraph" style:parent-style-name="Standard">
      <style:paragraph-properties fo:line-height="150%" fo:text-align="center" style:justify-single-word="false"/>
      <style:text-properties style:font-name="Adobe Caslon Pro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yriad Pro"/>
    </style:style>
    <style:style style:name="P7" style:family="paragraph" style:parent-style-name="Standard">
      <style:paragraph-properties fo:line-height="150%" fo:text-align="start" style:justify-single-word="false"/>
      <style:text-properties style:font-name="Segoe UI"/>
    </style:style>
    <style:style style:name="P8" style:family="paragraph" style:parent-style-name="Standard">
      <style:paragraph-properties fo:line-height="150%" fo:text-align="start" style:justify-single-word="false"/>
      <style:text-properties style:text-position="0% 100%" style:font-name="Segoe UI"/>
    </style:style>
    <style:style style:name="P9" style:family="paragraph" style:parent-style-name="Standard">
      <style:paragraph-properties fo:line-height="150%" fo:text-align="start" style:justify-single-word="false"/>
      <style:text-properties style:text-position="0% 100%" style:font-name="Segoe UI" officeooo:paragraph-rsid="001f6e4b"/>
    </style:style>
    <style:style style:name="P10" style:family="paragraph" style:parent-style-name="Standard">
      <style:paragraph-properties fo:line-height="150%"/>
      <style:text-properties style:text-position="0% 100%" style:font-name="Segoe UI" officeooo:paragraph-rsid="001f6e4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Segoe UI"/>
    </style:style>
    <style:style style:name="T4" style:family="text">
      <style:text-properties style:text-position="sub 58%" officeooo:rsid="001f6e4b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f638e"/>
    </style:style>
    <style:style style:name="T7" style:family="text">
      <style:text-properties style:font-name="Adobe Caslon Pro"/>
    </style:style>
    <style:style style:name="T8" style:family="text">
      <style:text-properties style:font-name="Adobe Caslon Pro" fo:font-weight="bold" style:font-weight-asian="bold" style:font-weight-complex="bold"/>
    </style:style>
    <style:style style:name="T9" style:family="text">
      <style:text-properties style:font-name="Segoe UI"/>
    </style:style>
    <style:style style:name="T10" style:family="text">
      <style:text-properties style:font-name="Segoe UI" officeooo:rsid="001f6e4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f6e4b"/>
    </style:style>
    <style:style style:name="T13" style:family="text">
      <style:text-properties style:text-position="super 58%" officeooo:rsid="001f6e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adanie 1.3:</text:p>
      <text:p text:style-name="P1"><text:tab/><text:span text:style-name="T9">Ustalić naturalna k</text:span><text:span text:style-name="T3">max</text:span><text:span text:style-name="T9">. Wczytać k є {1, 2,...,k</text:span><text:span text:style-name="T3">max</text:span><text:span text:style-name="T9">} oraz różne węzły x</text:span><text:span text:style-name="T3">1</text:span><text:span text:style-name="T9">,x</text:span><text:span text:style-name="T3">2,</text:span><text:span text:style-name="T9">...,x</text:span><text:span text:style-name="T3">n</text:span><text:span text:style-name="T9"> gdzie n = 3k. Następnie wczytać dwa komplety wartości A</text:span><text:span text:style-name="T3">1</text:span><text:span text:style-name="T9">, A</text:span><text:span text:style-name="T3">2</text:span><text:span text:style-name="T9">,..., A</text:span><text:span text:style-name="T3">n</text:span><text:span text:style-name="T9"> i B</text:span><text:span text:style-name="T3">1</text:span><text:span text:style-name="T9">, B</text:span><text:span text:style-name="T3">2</text:span><text:span text:style-name="T9">,..., B</text:span><text:span text:style-name="T3">k</text:span><text:span text:style-name="T9">. Wyznaczyć w postaci Newtona wielomian interpolacyjny Hermite'a W = W(x) stopnia co najwyżej (4k - 1) spełniający warunki: W(x</text:span><text:span text:style-name="T3">i</text:span><text:span text:style-name="T9">) = A</text:span><text:span text:style-name="T3">i </text:span><text:span text:style-name="T9">dla i = 1,2,...,n oraz W'(x</text:span><text:span text:style-name="T3">3i</text:span><text:span text:style-name="T9">) = B</text:span><text:span text:style-name="T3">i</text:span><text:span text:style-name="T9"> dla i = 1,2,...,k. Wynik przedstawić również w postaci ogólnej.</text:span></text:p>
      <text:p text:style-name="P6"/>
      <text:p text:style-name="Standard"/>
      <text:p text:style-name="P4"><text:span text:style-name="T1">Metoda numeryczna</text:span><text:span text:style-name="T1">:</text:span></text:p>
      <text:p text:style-name="P7"><text:span text:style-name="T11">-</text:span><text:span text:style-name="T1"> </text:span>k<text:span text:style-name="T2">max </text:span><text:span text:style-name="T6">= 5</text:span><text:span text:style-name="T5">; </text:span><text:span text:style-name="T6">Wczytujemy k, </text:span><text:span text:style-name="T5">x</text:span><text:span text:style-name="T2">1</text:span><text:span text:style-name="T5">,x</text:span><text:span text:style-name="T2">2</text:span><text:span text:style-name="T5">,...,x</text:span><text:span text:style-name="T2">n</text:span><text:span text:style-name="T5"> (n = 3k); A</text:span><text:span text:style-name="T2">1</text:span><text:span text:style-name="T5">,A</text:span><text:span text:style-name="T2">2</text:span><text:span text:style-name="T5">,...,A</text:span><text:span text:style-name="T2">n</text:span><text:span text:style-name="T5">; B</text:span><text:span text:style-name="T2">1</text:span><text:span text:style-name="T5">,B</text:span><text:span text:style-name="T2">2</text:span><text:span text:style-name="T5">,...,B</text:span><text:span text:style-name="T2">k</text:span><text:span text:style-name="T5">;</text:span></text:p>
      <text:p text:style-name="P8">- Tworzymy tablicę <text:span text:style-name="T12">(piramidkę) </text:span>różnic dzielonych<text:span text:style-name="T13">1)</text:span> dla <text:span text:style-name="T12">x</text:span><text:span text:style-name="T4">1</text:span>,<text:span text:style-name="T12">x</text:span><text:span text:style-name="T4">2</text:span>,<text:span text:style-name="T12">x</text:span><text:span text:style-name="T4">3</text:span><text:span text:style-name="T12">,x</text:span><text:span text:style-name="T4">3</text:span><text:span text:style-name="T12">,x</text:span><text:span text:style-name="T4">4</text:span><text:span text:style-name="T12">,....</text:span>,<text:span text:style-name="T12">x</text:span><text:span text:style-name="T2">2n+1</text:span>;</text:p>
      <text:p text:style-name="P8">- W przypadku gdy dla punktu <text:span text:style-name="T12">x</text:span><text:span text:style-name="T2">i</text:span> różnica dzielona wyjdzie 0/0, zastępujemy ją przez W'(<text:span text:style-name="T12">x</text:span><text:span text:style-name="T2">i</text:span>) <text:span text:style-name="T12">(nasze B</text:span><text:span text:style-name="T4">3i</text:span><text:span text:style-name="T12">)</text:span>;</text:p>
      <text:p text:style-name="P9"><text:span text:style-name="T12">- Idąc po górnym boku „piramidki”, dostajemy współczynniki a</text:span><text:span text:style-name="T4">1</text:span><text:span text:style-name="T12">,a</text:span><text:span text:style-name="T4">2</text:span><text:span text:style-name="T12">,a</text:span><text:span text:style-name="T4">3</text:span><text:span text:style-name="T12">,...;</text:span></text:p>
      <text:p text:style-name="P9"><text:span text:style-name="T12">- Wykorzystujemy wzór na W(x) = a</text:span><text:span text:style-name="T4">1</text:span><text:span text:style-name="T12"> + a</text:span><text:span text:style-name="T4">2</text:span><text:span text:style-name="T12">(x-x</text:span><text:span text:style-name="T4">1</text:span><text:span text:style-name="T12">) + a</text:span><text:span text:style-name="T4">3</text:span><text:span text:style-name="T12">(x-x</text:span><text:span text:style-name="T4">1</text:span><text:span text:style-name="T12">)(x-x</text:span><text:span text:style-name="T4">2</text:span><text:span text:style-name="T12">) + …. Dostajemy w ten sposób wielomian interpolacyjny w postaci Newtona;</text:span></text:p>
      <text:p text:style-name="P3"><text:span text:style-name="T9">- </text:span><text:span text:style-name="T10">Wyliczamy powyższy wielomian i otrzymujemy postać ogólną.</text:span><text:line-break/></text:p>
      <text:p text:style-name="P2"><text:tab/><text:tab/><text:tab/><text:tab/><text:tab/> <text:s text:c="6"/><text:span text:style-name="T7"><text:s text:c="3"/></text:span><text:span text:style-name="T8"><text:s/>Adnotacje:</text:span></text:p>
      <text:p text:style-name="P10"><text:span text:style-name="T13">1)</text:span> – <text:span text:style-name="T12">f(x</text:span><text:span text:style-name="T4">i</text:span><text:span text:style-name="T12">) = A</text:span><text:span text:style-name="T4">i</text:span><text:span text:style-name="T12">, f'(x</text:span><text:span text:style-name="T4">j</text:span><text:span text:style-name="T12">) = B</text:span><text:span text:style-name="T4">j</text:span><text:span text:style-name="T12">; j = i*3; różnica dzielona to (A</text:span><text:span text:style-name="T4">i+1</text:span><text:span text:style-name="T12"> – A</text:span><text:span text:style-name="T4">i </text:span><text:span text:style-name="T12">) / (x</text:span><text:span text:style-name="T4">i+1</text:span><text:span text:style-name="T12"> – x</text:span><text:span text:style-name="T4">i </text:span><text:span text:style-name="T12">)</text:span></text:p>
      <text:p text:style-name="P10"><text:span text:style-name="T12"/></text:p>
      <text:p text:style-name="P10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haroni" svg:font-family="Aharoni" style:font-pitch="variable"/>
    <style:font-face style:name="Microsoft Uighur" svg:font-family="'Microsoft Uighur'" style:font-pitch="variable"/>
    <style:font-face style:name="Adobe Caslon Pro" svg:font-family="'Adobe Caslon Pro'" style:font-family-generic="roman" style:font-pitch="variable"/>
    <style:font-face style:name="Roman" svg:font-family="Roman" style:font-family-generic="roman" style:font-pitch="variable"/>
    <style:font-face style:name="Times New Roman" svg:font-family="'Times New Roman'" style:font-family-generic="roman" style:font-pitch="variable"/>
    <style:font-face style:name="Andy" svg:font-family="Andy" style:font-family-generic="script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Myriad Pro" svg:font-family="'Myriad Pro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1:34:24.64</meta:creation-date>
    <meta:editing-duration>PT37M31S</meta:editing-duration>
    <meta:editing-cycles>11</meta:editing-cycles>
    <meta:generator>LibreOffice/3.6$Linux_X86_64 LibreOffice_project/360m1$Build-2</meta:generator>
    <dc:date>2012-10-21T17:25:01</dc:date>
    <meta:document-statistic meta:table-count="0" meta:image-count="0" meta:object-count="0" meta:page-count="1" meta:paragraph-count="11" meta:word-count="171" meta:character-count="1069" meta:non-whitespace-character-count="891"/>
  </office:meta>
</office:document-meta>
</file>